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1C00000209000001DD1EB30F91BC7270FB.wmf" manifest:media-type="image/x-wmf"/>
  <manifest:file-entry manifest:full-path="Pictures/2000001C00000211000001E34C00C2E686F7877D.wmf" manifest:media-type="image/x-wmf"/>
  <manifest:file-entry manifest:full-path="Pictures/200000500000064400000644DC12F09C6BFA26A1.wmf" manifest:media-type="image/x-wmf"/>
  <manifest:file-entry manifest:full-path="Pictures/1000000000000008000000087F7F4F76219CE78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" svg:font-family="A"/>
    <style:font-face style:name="Arial" svg:font-family="Arial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solid" draw:fill-color="#76b3f6" draw:opacity="70%" draw:textarea-horizontal-align="justify" draw:textarea-vertical-align="middle" draw:auto-grow-height="false" fo:min-height="2.139cm" fo:min-width="12.703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159cm" svg:stroke-color="#000000" draw:marker-start="msArrowOvalEnd_20_5" draw:marker-start-width="0.477cm" draw:marker-start-center="true" draw:marker-end="msArrowEnd_20_5" draw:marker-end-width="0.47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e68cc" svg:stroke-opacity="100%" draw:stroke-linejoin="miter" svg:stroke-linecap="square" draw:fill="bitmap" draw:fill-color="#ffffff" draw:fill-image-name="Bitmap_20_1" draw:fill-image-width="0cm" draw:fill-image-height="0cm" style:repeat="repeat" draw:textarea-horizontal-align="left" draw:textarea-vertical-align="middle" draw:auto-grow-height="false" fo:min-height="1.742cm" fo:min-width="17.902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79cm" svg:stroke-color="#0e68cc" svg:stroke-opacity="100%" draw:stroke-linejoin="miter" svg:stroke-linecap="square" draw:fill="gradient" draw:fill-color="#0066cc" draw:fill-gradient-name="Gradient_20_2" draw:opacity-name="Transparency_20_1" draw:textarea-horizontal-align="left" draw:textarea-vertical-align="middle" draw:auto-grow-height="false" fo:min-height="12.875cm" fo:min-width="13.704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draw:fill="solid" draw:fill-color="#ffffcc" draw:textarea-horizontal-align="justify" draw:textarea-vertical-align="middle" draw:auto-grow-height="false" fo:min-height="0.737cm" fo:min-width="1.061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79cm" svg:stroke-color="#000000" draw:marker-start="Arrowheads_20_1" draw:marker-start-width="0.237cm" draw:marker-start-center="false" draw:marker-end="Arrowheads_20_2" draw:marker-end-width="0.23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53cm" svg:stroke-color="#579d1c" draw:marker-start="Arrowheads_20_3" draw:marker-start-width="0.21cm" draw:marker-start-center="false" draw:marker-end="Arrowheads_20_4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53cm" svg:stroke-color="#579d1c" draw:marker-start="Arrowheads_20_5" draw:marker-start-width="0.21cm" draw:marker-start-center="false" draw:marker-end="Arrowheads_20_6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53cm" svg:stroke-color="#000000" draw:marker-end="Arrowheads_20_7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1">
      <style:graphic-properties draw:stroke="none" draw:fill="solid" draw:fill-color="#99cc99" draw:textarea-horizontal-align="justify" draw:textarea-vertical-align="middle" draw:auto-grow-height="false" fo:min-height="1.667cm" fo:min-width="3.098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middle" draw:auto-grow-height="false" fo:min-height="0.142cm" fo:min-width="3.5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middle" draw:auto-grow-height="false" fo:min-height="0.539cm" fo:min-width="2.102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middle" draw:auto-grow-height="false" fo:min-height="0.115cm" fo:min-width="4.5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solid" draw:fill-color="#996600" draw:textarea-horizontal-align="left" draw:textarea-vertical-align="middle" draw:auto-grow-height="false" fo:min-height="0cm" fo:min-width="3.499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996600" draw:textarea-horizontal-align="left" draw:textarea-vertical-align="middle" draw:auto-grow-height="false" fo:min-height="0cm" fo:min-width="1.299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solid" draw:fill-color="#996600" draw:textarea-horizontal-align="left" draw:textarea-vertical-align="middle" draw:auto-grow-height="false" fo:min-height="0cm" fo:min-width="2.102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draw:fill="solid" draw:fill-color="#996600" draw:textarea-horizontal-align="left" draw:textarea-vertical-align="middle" draw:auto-grow-height="false" fo:min-height="0cm" fo:min-width="4.5cm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053cm" svg:stroke-color="#579d1c" draw:marker-end="Arrowheads_20_8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solid" svg:stroke-width="0.053cm" svg:stroke-color="#579d1c" draw:marker-start="Arrowheads_20_9" draw:marker-start-width="0.21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solid" svg:stroke-width="0.053cm" svg:stroke-color="#579d1c" draw:marker-end="Arrowheads_20_10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solid" svg:stroke-width="0.053cm" svg:stroke-color="#579d1c" draw:marker-start="Arrowheads_20_11" draw:marker-start-width="0.21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53cm" svg:stroke-color="#000000" draw:marker-start="Arrowheads_20_12" draw:marker-start-width="0.21cm" draw:marker-start-center="false" draw:marker-end="Arrowheads_20_13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solid" svg:stroke-width="0.053cm" svg:stroke-color="#000000" draw:marker-start="Arrowheads_20_14" draw:marker-start-width="0.21cm" draw:marker-start-center="false" draw:marker-end="Arrowheads_20_1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solid" draw:fill-color="#99cc99" draw:fill-image-width="0cm" draw:fill-image-height="0cm" style:repeat="repeat" draw:textarea-horizontal-align="justify" draw:textarea-vertical-align="middle" draw:auto-grow-height="false" fo:min-height="1.138cm" fo:min-width="1.1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1">
      <style:graphic-properties draw:stroke="none" draw:fill="solid" draw:fill-color="#99cc99" draw:fill-image-width="0cm" draw:fill-image-height="0cm" style:repeat="repeat" draw:textarea-horizontal-align="justify" draw:textarea-vertical-align="middle" draw:auto-grow-height="false" fo:min-height="1.138cm" fo:min-width="0.902cm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stroke="none" draw:fill="solid" draw:fill-color="#99cc99" draw:textarea-horizontal-align="left" draw:textarea-vertical-align="middle" draw:auto-grow-height="false" fo:min-height="3.74cm" fo:min-width="0.1cm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none" draw:fill="solid" draw:fill-color="#99cc99" draw:textarea-horizontal-align="left" draw:textarea-vertical-align="middle" draw:auto-grow-height="false" fo:min-height="0.265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none" draw:fill="solid" draw:fill-color="#99cc99" draw:fill-image-width="0cm" draw:fill-image-height="0cm" style:repeat="repeat" draw:textarea-horizontal-align="left" draw:textarea-vertical-align="middle" draw:auto-grow-height="false" fo:min-height="5.83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none" draw:fill="solid" draw:fill-color="#99cc99" draw:fill-image-width="0cm" draw:fill-image-height="0cm" style:repeat="repeat" draw:textarea-horizontal-align="left" draw:textarea-vertical-align="middle" draw:auto-grow-height="false" fo:min-height="0.538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1">
      <style:graphic-properties draw:stroke="none" draw:fill="solid" draw:fill-color="#ffcc99" draw:textarea-horizontal-align="justify" draw:textarea-vertical-align="middle" draw:auto-grow-height="false" fo:min-height="8.215cm" fo:min-width="1.599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8.215cm" fo:min-width="0.501cm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053cm" svg:stroke-color="#000000" draw:marker-start="Arrowheads_20_16" draw:marker-start-width="0.21cm" draw:marker-start-center="false" draw:marker-end="Arrowheads_20_17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middle" draw:auto-grow-height="false" fo:min-height="0.102cm" fo:min-width="1.286cm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none" draw:fill="solid" draw:fill-color="#996600" draw:textarea-horizontal-align="left" draw:textarea-vertical-align="middle" draw:auto-grow-height="false" fo:min-height="0cm" fo:min-width="1.286cm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middle" draw:auto-grow-height="false" fo:min-height="2.739cm" fo:min-width="1.295cm" fo:padding-top="0.13cm" fo:padding-bottom="0.13cm" fo:padding-left="0.25cm" fo:padding-right="0.25cm" fo:wrap-option="no-wrap" draw:shadow-color="#808080"/>
    </style:style>
    <style:style style:name="gr47" style:family="graphic" style:parent-style-name="standard">
      <style:graphic-properties draw:stroke="solid" svg:stroke-width="0.053cm" svg:stroke-color="#000000" draw:marker-end="Arrowheads_20_18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1">
      <style:graphic-properties draw:stroke="none" draw:fill="solid" draw:fill-color="#ffffcc" draw:textarea-horizontal-align="justify" draw:textarea-vertical-align="middle" draw:auto-grow-height="false" fo:min-height="7.118cm" fo:min-width="1.198cm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solid" svg:stroke-width="0.053cm" svg:stroke-color="#000000" draw:marker-start="Arrowheads_20_19" draw:marker-start-width="0.21cm" draw:marker-start-center="false" draw:marker-end="Arrowheads_20_20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none" draw:fill="none" draw:fill-color="#ffffff" draw:textarea-horizontal-align="left" draw:textarea-vertical-align="middle" draw:auto-grow-height="false" fo:min-height="0.763cm" fo:min-width="0.92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>
      <style:graphic-properties draw:stroke="solid" svg:stroke-width="0.159cm" svg:stroke-color="#000000" draw:marker-start="msArrowEnd_20_5" draw:marker-start-width="0.477cm" draw:marker-start-center="false" draw:marker-end="msArrowOvalEnd_20_5" draw:marker-end-width="0.477cm" draw:marker-end-center="tru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1">
      <style:graphic-properties draw:stroke="solid" svg:stroke-width="0.254cm" svg:stroke-color="#006699" draw:marker-start-width="0.965cm" draw:marker-end-width="0.965cm" svg:stroke-linecap="round" draw:fill="solid" draw:fill-color="#006699" draw:opacity="100%" draw:textarea-horizontal-align="justify" draw:textarea-vertical-align="middle" draw:auto-grow-height="false" fo:min-height="1.937cm" fo:min-width="12.501cm" fo:padding-top="0.256cm" fo:padding-bottom="0.256cm" fo:padding-left="0.376cm" fo:padding-right="0.376cm" fo:wrap-option="no-wrap" draw:shadow-offset-x="0.203cm" draw:shadow-offset-y="0.203cm" draw:shadow-color="#808080" draw:shadow-opacity="100%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standard">
      <style:graphic-properties draw:stroke="solid" svg:stroke-width="0.356cm" svg:stroke-color="#99ccff" draw:marker-start-width="1.168cm" draw:marker-end-width="1.168cm" svg:stroke-opacity="100%" draw:stroke-linejoin="round" svg:stroke-linecap="round" draw:fill="solid" draw:fill-color="#99ccff" draw:fill-image-width="0cm" draw:fill-image-height="0cm" style:repeat="repeat" draw:textarea-horizontal-align="left" draw:textarea-vertical-align="middle" draw:auto-grow-height="false" fo:min-height="1.278cm" fo:min-width="17.572cm" fo:padding-top="0.295cm" fo:padding-bottom="0.295cm" fo:padding-left="0.415cm" fo:padding-right="0.415cm" fo:wrap-option="no-wrap" draw:shadow-offset-x="0.203cm" draw:shadow-offset-y="0.203cm" draw:shadow-color="#808080"/>
    </style:style>
    <style:style style:name="gr61" style:family="graphic" style:parent-style-name="standard">
      <style:graphic-properties draw:stroke="solid" svg:stroke-width="0.254cm" svg:stroke-color="#669999" draw:marker-start-width="0.712cm" draw:marker-end-width="0.712cm" svg:stroke-opacity="100%" draw:stroke-linejoin="round" svg:stroke-linecap="butt" draw:fill="gradient" draw:fill-color="#0066cc" draw:fill-gradient-name="Gradient_20_2" draw:opacity-name="Transparency_20_1" draw:textarea-horizontal-align="left" draw:textarea-vertical-align="middle" draw:auto-grow-height="false" fo:min-height="12.943cm" fo:min-width="13.704cm" fo:padding-top="0.217cm" fo:padding-bottom="0.217cm" fo:padding-left="0.337cm" fo:padding-right="0.337cm" fo:wrap-option="no-wrap" draw:shadow-color="#808080"/>
    </style:style>
    <style:style style:name="gr62" style:family="graphic" style:parent-style-name="standard" style:list-style-name="L1">
      <style:graphic-properties draw:stroke="none" draw:fill="solid" draw:fill-color="#ffffcc" draw:textarea-horizontal-align="justify" draw:textarea-vertical-align="middle" draw:auto-grow-height="false" fo:min-height="0.737cm" fo:min-width="1.061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2">
      <style:graphic-properties draw:stroke="none" draw:fill="none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1">
      <style:graphic-properties draw:stroke="none" draw:fill="solid" draw:fill-color="#99cc99" draw:textarea-horizontal-align="justify" draw:textarea-vertical-align="middle" draw:auto-grow-height="false" fo:min-height="1.667cm" fo:min-width="3.098cm" fo:padding-top="0.13cm" fo:padding-bottom="0.13cm" fo:padding-left="0.25cm" fo:padding-right="0.25cm" fo:wrap-option="no-wrap" draw:shadow-color="#808080"/>
    </style:style>
    <style:style style:name="gr66" style:family="graphic" style:parent-style-name="standard">
      <style:graphic-properties draw:stroke="solid" svg:stroke-width="0cm" svg:stroke-color="#000000" draw:marker-start-width="0.113cm" draw:marker-end-width="0.113cm" svg:stroke-opacity="100%" draw:stroke-linejoin="miter" svg:stroke-linecap="square" draw:fill="solid" draw:fill-color="#000000" draw:textarea-horizontal-align="left" draw:textarea-vertical-align="middle" draw:auto-grow-height="false" fo:min-height="0.122cm" fo:min-width="13.445cm" fo:padding-top="0.117cm" fo:padding-bottom="0.117cm" fo:padding-left="0.237cm" fo:padding-right="0.237cm" fo:wrap-option="no-wrap" draw:shadow-color="#808080"/>
    </style:style>
    <style:style style:name="gr67" style:family="graphic" style:parent-style-name="standard">
      <style:graphic-properties draw:stroke="none" draw:fill="solid" draw:fill-color="#996600" draw:opacity="80%" draw:textarea-horizontal-align="left" draw:textarea-vertical-align="middle" draw:auto-grow-height="false" fo:min-height="0cm" fo:min-width="1.299cm" fo:padding-top="0.13cm" fo:padding-bottom="0.13cm" fo:padding-left="0.25cm" fo:padding-right="0.25cm" fo:wrap-option="no-wrap" draw:shadow-offset-x="0.203cm" draw:shadow-offset-y="0.203cm" draw:shadow-color="#808080" draw:shadow-opacity="80%"/>
    </style:style>
    <style:style style:name="gr68" style:family="graphic" style:parent-style-name="standard">
      <style:graphic-properties draw:stroke="none" draw:fill="solid" draw:fill-color="#996600" draw:opacity="80%" draw:textarea-horizontal-align="left" draw:textarea-vertical-align="middle" draw:auto-grow-height="false" fo:min-height="0cm" fo:min-width="2.102cm" fo:padding-top="0.13cm" fo:padding-bottom="0.13cm" fo:padding-left="0.25cm" fo:padding-right="0.25cm" fo:wrap-option="no-wrap" draw:shadow-offset-x="0.203cm" draw:shadow-offset-y="0.203cm" draw:shadow-color="#808080" draw:shadow-opacity="80%"/>
    </style:style>
    <style:style style:name="gr69" style:family="graphic" style:parent-style-name="standard">
      <style:graphic-properties draw:stroke="none" draw:fill="solid" draw:fill-color="#996600" draw:opacity="80%" draw:textarea-horizontal-align="left" draw:textarea-vertical-align="middle" draw:auto-grow-height="false" fo:min-height="0cm" fo:min-width="13.445cm" fo:padding-top="0.13cm" fo:padding-bottom="0.13cm" fo:padding-left="0.25cm" fo:padding-right="0.25cm" fo:wrap-option="no-wrap" draw:shadow-offset-x="0.203cm" draw:shadow-offset-y="0.203cm" draw:shadow-color="#808080" draw:shadow-opacity="80%"/>
    </style:style>
    <style:style style:name="gr70" style:family="graphic" style:parent-style-name="standard" style:list-style-name="L1">
      <style:graphic-properties draw:stroke="none" draw:fill="solid" draw:fill-color="#99cc99" draw:fill-image-width="0cm" draw:fill-image-height="0cm" style:repeat="repeat" draw:textarea-horizontal-align="justify" draw:textarea-vertical-align="middle" draw:auto-grow-height="false" fo:min-height="1.138cm" fo:min-width="1.1cm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1">
      <style:graphic-properties draw:stroke="none" draw:fill="solid" draw:fill-color="#99cc99" draw:fill-image-width="0cm" draw:fill-image-height="0cm" style:repeat="repeat" draw:textarea-horizontal-align="justify" draw:textarea-vertical-align="middle" draw:auto-grow-height="false" fo:min-height="1.138cm" fo:min-width="0.902cm" fo:padding-top="0.13cm" fo:padding-bottom="0.13cm" fo:padding-left="0.25cm" fo:padding-right="0.25cm" fo:wrap-option="no-wrap" draw:shadow-color="#808080"/>
    </style:style>
    <style:style style:name="gr72" style:family="graphic" style:parent-style-name="objectwithoutfill">
      <style:graphic-properties draw:stroke="dash" draw:stroke-dash="Fine_20_Dashed" svg:stroke-width="0.076cm" svg:stroke-color="#333333" draw:marker-start-width="0.419cm" draw:marker-end-width="0.419cm" draw:fill="none" draw:textarea-vertical-align="middle" fo:padding-top="0.163cm" fo:padding-bottom="0.163cm" fo:padding-left="0.288cm" fo:padding-right="0.288cm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1">
      <style:graphic-properties draw:stroke="none" draw:fill="solid" draw:fill-color="#ffcc99" draw:textarea-horizontal-align="justify" draw:textarea-vertical-align="middle" draw:auto-grow-height="false" fo:min-height="8.215cm" fo:min-width="1.599cm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1">
      <style:graphic-properties draw:stroke="none" draw:fill="solid" draw:fill-color="#99ccff" draw:textarea-horizontal-align="justify" draw:textarea-vertical-align="middle" draw:auto-grow-height="false" fo:min-height="8.215cm" fo:min-width="0.501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stroke="solid" svg:stroke-width="0cm" svg:stroke-color="#000000" draw:marker-start-width="0.113cm" draw:marker-end-width="0.113cm" svg:stroke-opacity="100%" draw:stroke-linejoin="miter" svg:stroke-linecap="square" draw:fill="solid" draw:fill-color="#000000" draw:textarea-horizontal-align="left" draw:textarea-vertical-align="middle" draw:auto-grow-height="false" fo:min-height="2.739cm" fo:min-width="1.295cm" fo:padding-top="0.117cm" fo:padding-bottom="0.117cm" fo:padding-left="0.237cm" fo:padding-right="0.237cm" fo:wrap-option="no-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1">
      <style:graphic-properties draw:stroke="none" draw:fill="solid" draw:fill-color="#ffffcc" draw:textarea-horizontal-align="justify" draw:textarea-vertical-align="middle" draw:auto-grow-height="false" fo:min-height="7.118cm" fo:min-width="1.198cm" fo:padding-top="0.13cm" fo:padding-bottom="0.13cm" fo:padding-left="0.25cm" fo:padding-right="0.25cm" fo:wrap-option="no-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4" style:family="graphic" style:parent-style-name="standard">
      <style:graphic-properties draw:stroke="solid" svg:stroke-width="0cm" svg:stroke-color="#000000" draw:marker-start-width="0.113cm" draw:marker-end-width="0.113cm" svg:stroke-opacity="100%" draw:stroke-linejoin="miter" svg:stroke-linecap="square" draw:fill="solid" draw:fill-color="#000000" draw:textarea-horizontal-align="left" draw:textarea-vertical-align="middle" draw:auto-grow-height="false" fo:min-height="0.539cm" fo:min-width="2.102cm" fo:padding-top="0.117cm" fo:padding-bottom="0.117cm" fo:padding-left="0.237cm" fo:padding-right="0.237cm" fo:wrap-option="no-wrap" draw:shadow-color="#808080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508cm" fo:min-width="11.38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solid" draw:fill-color="#76b3f6" draw:opacity="70%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loext:graphic-properties draw:fill="bitmap" draw:fill-color="#ffffff" draw:fill-image-name="Bitmap_20_1" draw:fill-image-width="0cm" draw:fill-image-height="0cm" style:repeat="repeat"/>
      <style:paragraph-properties style:writing-mode="lr-tb" style:font-independent-line-spacing="true"/>
    </style:style>
    <style:style style:name="P7" style:family="paragraph">
      <loext:graphic-properties draw:fill="gradient" draw:fill-color="#0066cc" draw:fill-gradient-name="Gradient_20_2" draw:opacity-name="Transparency_20_1"/>
      <style:paragraph-properties style:writing-mode="lr-tb" style:font-independent-line-spacing="true"/>
    </style:style>
    <style:style style:name="P8" style:family="paragraph">
      <loext:graphic-properties draw:fill="solid" draw:fill-color="#ffff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margin-top="0.352cm" fo:margin-bottom="0cm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margin-top="0.352cm" fo:margin-bottom="0cm" fo:text-indent="0cm" style:punctuation-wrap="hanging" style:line-break="strict" style:writing-mode="lr-tb" style:font-independent-line-spacing="true"/>
    </style:style>
    <style:style style:name="P11" style:family="paragraph">
      <loext:graphic-properties draw:fill="solid" draw:fill-color="#99cc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2" style:family="paragraph">
      <loext:graphic-properties draw:fill="solid" draw:fill-color="#000000"/>
      <style:paragraph-properties style:writing-mode="lr-tb" style:font-independent-line-spacing="true"/>
    </style:style>
    <style:style style:name="P13" style:family="paragraph">
      <loext:graphic-properties draw:fill="solid" draw:fill-color="#996600"/>
      <style:paragraph-properties style:writing-mode="lr-tb" style:font-independent-line-spacing="true"/>
    </style:style>
    <style:style style:name="P14" style:family="paragraph">
      <loext:graphic-properties draw:fill="solid" draw:fill-color="#99cc99" draw:fill-image-width="0cm" draw:fill-image-height="0cm" style:repeat="repeat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5" style:family="paragraph">
      <loext:graphic-properties draw:fill="solid" draw:fill-color="#99cc99"/>
      <style:paragraph-properties style:writing-mode="lr-tb" style:font-independent-line-spacing="true"/>
    </style:style>
    <style:style style:name="P16" style:family="paragraph">
      <loext:graphic-properties draw:fill="solid" draw:fill-color="#99cc99" draw:fill-image-width="0cm" draw:fill-image-height="0cm" style:repeat="repeat"/>
      <style:paragraph-properties style:writing-mode="lr-tb" style:font-independent-line-spacing="true"/>
    </style:style>
    <style:style style:name="P17" style:family="paragraph">
      <loext:graphic-properties draw:fill="solid" draw:fill-color="#ffcc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99cc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line-height="100%" fo:text-align="justify" fo:text-indent="0cm" style:punctuation-wrap="hanging" style:line-break="strict"/>
    </style:style>
    <style:style style:name="P20" style:family="paragraph">
      <loext:graphic-properties draw:fill="none" draw:fill-color="#ffffff"/>
      <style:paragraph-properties fo:margin-left="0cm" fo:margin-right="0cm" fo:line-height="100%" fo:text-align="justify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line-height="100%" fo:text-indent="0cm" style:punctuation-wrap="hanging" style:line-break="strict"/>
    </style:style>
    <style:style style:name="P2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3" style:family="paragraph">
      <loext:graphic-properties draw:fill="none" draw:fill-color="#ffffff"/>
      <style:paragraph-properties style:writing-mode="lr-tb" style:font-independent-line-spacing="true"/>
    </style:style>
    <style:style style:name="P24" style:family="paragraph">
      <style:paragraph-properties fo:margin-left="0cm" fo:margin-right="0cm" fo:text-align="center" fo:text-indent="0cm" style:punctuation-wrap="hanging" style:line-break="strict"/>
      <style:text-properties fo:color="#ffffff"/>
    </style:style>
    <style:style style:name="P25" style:family="paragraph">
      <loext:graphic-properties draw:fill="solid" draw:fill-color="#006699" draw:opacity="100%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ffffff"/>
    </style:style>
    <style:style style:name="P26" style:family="paragraph">
      <loext:graphic-properties draw:fill="solid" draw:fill-color="#99ccff" draw:fill-image-width="0cm" draw:fill-image-height="0cm" style:repeat="repeat"/>
      <style:paragraph-properties style:writing-mode="lr-tb" style:font-independent-line-spacing="true"/>
    </style:style>
    <style:style style:name="P27" style:family="paragraph">
      <style:paragraph-properties fo:margin-left="0cm" fo:margin-right="0cm" fo:margin-top="0.352cm" fo:margin-bottom="0cm" fo:text-indent="0cm" style:punctuation-wrap="hanging" style:line-break="strict"/>
      <style:text-properties fo:color="#ffffff"/>
    </style:style>
    <style:style style:name="P28" style:family="paragraph">
      <loext:graphic-properties draw:fill="none" draw:fill-color="#000000"/>
      <style:paragraph-properties fo:margin-left="0cm" fo:margin-right="0cm" fo:margin-top="0.352cm" fo:margin-bottom="0cm" fo:text-indent="0cm" style:punctuation-wrap="hanging" style:line-break="strict" style:writing-mode="lr-tb" style:font-independent-line-spacing="true"/>
      <style:text-properties fo:color="#ffffff"/>
    </style:style>
    <style:style style:name="P29" style:family="paragraph">
      <style:paragraph-properties fo:margin-left="0cm" fo:margin-right="0cm" fo:text-indent="0cm" style:punctuation-wrap="hanging" style:line-break="strict"/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weight="bold" style:font-weight-asian="bold" style:font-weight-complex="bold"/>
    </style:style>
    <style:style style:name="P31" style:family="paragraph">
      <loext:graphic-properties draw:fill="solid" draw:fill-color="#996600" draw:opacity="80%"/>
      <style:paragraph-properties style:writing-mode="lr-tb" style:font-independent-line-spacing="true"/>
    </style:style>
    <style:style style:name="P32" style:family="paragraph">
      <loext:graphic-properties draw:fill="none"/>
    </style:style>
    <style:style style:name="P33" style:family="paragraph">
      <style:paragraph-properties fo:margin-left="0cm" fo:margin-right="0cm" fo:line-height="100%" fo:text-indent="0cm" style:punctuation-wrap="hanging" style:line-break="strict"/>
      <style:text-properties style:font-name="Arial1"/>
    </style:style>
    <style:style style:name="P34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1"/>
    </style:style>
    <style:style style:name="P35" style:family="paragraph">
      <style:paragraph-properties fo:margin-left="0cm" fo:margin-right="0cm" fo:line-height="100%" fo:text-align="justify" fo:text-indent="0cm" style:punctuation-wrap="hanging" style:line-break="strict"/>
      <style:text-properties style:font-name="Arial1"/>
    </style:style>
    <style:style style:name="P36" style:family="paragraph">
      <loext:graphic-properties draw:fill="none" draw:fill-color="#ffffff"/>
      <style:paragraph-properties fo:margin-left="0cm" fo:margin-right="0cm" fo:line-height="100%" fo:text-align="justify" fo:text-indent="0cm" style:punctuation-wrap="hanging" style:line-break="strict" style:writing-mode="lr-tb" style:font-independent-line-spacing="true"/>
      <style:text-properties style:font-name="Arial1"/>
    </style:style>
    <style:style style:name="T1" style:family="text">
      <style:text-properties fo:font-size="24pt" fo:language="de" fo:country="DE" fo:font-weight="bold" style:font-size-asian="24pt" style:language-asian="de" style:country-asian="DE" style:font-weight-asian="bold" style:font-size-complex="24pt" style:language-complex="de" style:country-complex="DE" style:font-weight-complex="bold"/>
    </style:style>
    <style:style style:name="T2" style:family="text">
      <style:text-properties fo:language="de" fo:country="DE" fo:font-weight="bold" style:language-asian="de" style:country-asian="DE" style:font-weight-asian="bold" style:language-complex="de" style:country-complex="DE" style:font-weight-complex="bold"/>
    </style:style>
    <style:style style:name="T3" style:family="text">
      <style:text-properties fo:language="de" fo:country="DE" style:text-underline-style="solid" style:text-underline-width="auto" style:text-underline-color="font-color" fo:font-weight="bold" style:language-asian="de" style:country-asian="DE" style:font-weight-asian="bold" style:language-complex="de" style:country-complex="DE" style:font-weight-complex="bold"/>
    </style:style>
    <style:style style:name="T4" style:family="text">
      <style:text-properties style:text-position="-25% 58%" fo:language="de" fo:country="DE" fo:font-weight="bold" style:language-asian="de" style:country-asian="DE" style:font-weight-asian="bold" style:language-complex="de" style:country-complex="DE" style:font-weight-complex="bold"/>
    </style:style>
    <style:style style:name="T5" style:family="text">
      <style:text-properties fo:color="#76b3f6" fo:font-size="16pt" fo:language="de" fo:country="DE" fo:font-weight="bold" style:font-size-asian="16pt" style:language-asian="de" style:country-asian="DE" style:font-weight-asian="bold" style:font-size-complex="16pt" style:language-complex="de" style:country-complex="DE" style:font-weight-complex="bold"/>
    </style:style>
    <style:style style:name="T6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style:style style:name="T7" style:family="text">
      <style:text-properties fo:font-size="12pt" fo:language="de" fo:country="DE" fo:font-weight="bold" style:font-size-asian="12pt" style:language-asian="de" style:country-asian="DE" style:font-weight-asian="bold" style:font-size-complex="12pt" style:language-complex="de" style:country-complex="DE" style:font-weight-complex="bold"/>
    </style:style>
    <style:style style:name="T8" style:family="text">
      <style:text-properties style:text-position="-25% 58%" fo:font-size="12pt" fo:language="de" fo:country="DE" fo:font-weight="bold" style:font-size-asian="12pt" style:language-asian="de" style:country-asian="DE" style:font-weight-asian="bold" style:font-size-complex="12pt" style:language-complex="de" style:country-complex="DE" style:font-weight-complex="bold"/>
    </style:style>
    <style:style style:name="T9" style:family="text">
      <style:text-properties fo:language="de" fo:country="DE" style:language-asian="de" style:country-asian="DE" style:language-complex="de" style:country-complex="DE"/>
    </style:style>
    <style:style style:name="T10" style:family="text">
      <style:text-properties style:text-position="0% 100%" fo:font-size="18pt" fo:language="de" fo:country="DE" fo:font-weight="bold" style:font-size-asian="18pt" style:language-asian="de" style:country-asian="DE" style:font-weight-asian="bold" style:font-size-complex="18pt" style:language-complex="de" style:country-complex="DE" style:font-weight-complex="bold"/>
    </style:style>
    <style:style style:name="T11" style:family="text">
      <style:text-properties fo:color="#ffffff" style:font-name="Times New Roman" fo:font-size="12pt" fo:language="de" fo:country="DE" style:font-size-asian="12pt" style:language-asian="de" style:country-asian="DE" style:font-size-complex="12pt" style:language-complex="de" style:country-complex="DE"/>
    </style:style>
    <style:style style:name="T12" style:family="text">
      <style:text-properties fo:color="#808080" style:font-name="Times New Roman" fo:font-size="14pt" fo:language="de" fo:country="DE" style:font-size-asian="14pt" style:language-asian="de" style:country-asian="DE" style:font-size-complex="14pt" style:language-complex="de" style:country-complex="DE"/>
    </style:style>
    <style:style style:name="T13" style:family="text">
      <style:text-properties fo:color="#ffffff" fo:font-size="24pt" fo:language="de" fo:country="DE" fo:font-weight="bold" style:font-size-asian="24pt" style:language-asian="de" style:country-asian="DE" style:font-weight-asian="bold" style:font-size-complex="24pt" style:language-complex="de" style:country-complex="DE" style:font-weight-complex="bold"/>
    </style:style>
    <style:style style:name="T14" style:family="text">
      <style:text-properties fo:color="#ffffff" fo:font-size="16pt" fo:language="de" fo:country="DE" fo:font-weight="bold" style:font-size-asian="16pt" style:language-asian="de" style:country-asian="DE" style:font-weight-asian="bold" style:font-size-complex="16pt" style:language-complex="de" style:country-complex="DE" style:font-weight-complex="bold"/>
    </style:style>
    <style:style style:name="T15" style:family="text">
      <style:text-properties fo:font-size="14pt" fo:language="de" fo:country="DE" fo:font-weight="bold" style:font-size-asian="14pt" style:language-asian="de" style:country-asian="DE" style:font-weight-asian="bold" style:font-size-complex="14pt" style:language-complex="de" style:country-complex="DE" style:font-weight-complex="bold"/>
    </style:style>
    <style:style style:name="T16" style:family="text">
      <style:text-properties fo:color="#808080" style:font-name="Arial1" fo:font-size="14pt" fo:language="de" fo:country="DE" style:font-size-asian="14pt" style:language-asian="de" style:country-asian="DE" style:font-size-complex="14pt" style:language-complex="de" style:country-complex="DE"/>
    </style:style>
    <style:style style:name="T17" style:family="text">
      <style:text-properties fo:color="#ffffff" style:font-name="Arial1" fo:font-size="12pt" fo:language="de" fo:country="DE" style:font-size-asian="12pt" style:language-asian="de" style:country-asian="DE" style:font-size-complex="12pt" style:language-complex="de" style:country-complex="D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6b3f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13.203cm" svg:height="2.399cm" draw:transform="rotate (1.5707963267949) translate (3.1cm 16.527cm)">
          <text:list text:style-name="L1">
            <text:list-header>
              <text:p text:style-name="P1"><text:span text:style-name="T1">Ocean mod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02cm" svg:y1="4.326cm" svg:x2="7.303cm" svg:y2="4.33cm">
          <text:p/>
        </draw:line>
        <draw:line draw:style-name="gr2" draw:text-style-name="P3" draw:layer="layout" svg:x1="5.102cm" svg:y1="7.426cm" svg:x2="7.303cm" svg:y2="7.43cm">
          <text:p/>
        </draw:line>
        <draw:line draw:style-name="gr2" draw:text-style-name="P3" draw:layer="layout" svg:x1="5.102cm" svg:y1="8.824cm" svg:x2="7.303cm" svg:y2="8.828cm">
          <text:p/>
        </draw:line>
        <draw:custom-shape draw:style-name="gr3" draw:text-style-name="P5" draw:layer="layout" svg:width="1.416cm" svg:height="1.023cm" svg:x="5.541cm" svg:y="6.227cm">
          <text:list text:style-name="L1">
            <text:list-header>
              <text:p text:style-name="P4"><text:span text:style-name="T2">T,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0.841cm" svg:height="1.023cm" svg:x="5.826cm" svg:y="7.624cm">
          <text:list text:style-name="L1">
            <text:list-header>
              <text:p text:style-name="P4"><text:span text:style-name="T3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18.402cm" svg:height="2.002cm" svg:x="3.1cm" svg:y="0.9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4.204cm" svg:height="13.203cm" svg:x="7.298cm" svg:y="3.325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0.529cm" svg:height="0.485cm" svg:x="10.306cm" svg:y="9.19cm">
          <draw:image xlink:href="Pictures/2000001C00000211000001E34C00C2E686F7877D.wmf" xlink:type="simple" xlink:show="embed" xlink:actuate="onLoad">
            <text:p/>
          </draw:image>
        </draw:frame>
        <draw:custom-shape draw:style-name="gr8" draw:text-style-name="P8" draw:layer="layout" svg:width="1.561cm" svg:height="0.997cm" svg:x="8.599cm" svg:y="3.726cm">
          <text:list text:style-name="L1">
            <text:list-header>
              <text:p text:style-name="P1"><text:span text:style-name="T2">CO</text:span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" draw:text-style-name="P3" draw:layer="layout" svg:x1="9.394cm" svg:y1="1.927cm" svg:x2="9.398cm" svg:y2="3.726cm">
          <text:p/>
        </draw:line>
        <draw:line draw:style-name="gr10" draw:text-style-name="P3" draw:layer="layout" svg:x1="10.204cm" svg:y1="6.425cm" svg:x2="12.502cm" svg:y2="6.429cm">
          <text:p/>
        </draw:line>
        <draw:line draw:style-name="gr11" draw:text-style-name="P3" draw:layer="layout" svg:x1="16.201cm" svg:y1="6.428cm" svg:x2="17.401cm" svg:y2="6.393cm">
          <text:p/>
        </draw:line>
        <draw:line draw:style-name="gr12" draw:text-style-name="P3" draw:layer="layout" svg:x1="17.502cm" svg:y1="2.522cm" svg:x2="17.507cm" svg:y2="4.326cm">
          <text:p/>
        </draw:line>
        <draw:custom-shape draw:style-name="gr13" draw:text-style-name="P10" draw:layer="layout" svg:width="6.902cm" svg:height="0.937cm" svg:x="3.298cm" svg:y="1.526cm">
          <text:list text:style-name="L2">
            <text:list-header>
              <text:p text:style-name="P9"><text:span text:style-name="T5">Atmosphere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5" draw:layer="layout" svg:width="3.597cm" svg:height="0.853cm" svg:x="15.668cm" svg:y="1.627cm">
          <text:list text:style-name="L1">
            <text:list-header>
              <text:p text:style-name="P4"><text:span text:style-name="T6">Dust, nitrog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1" draw:layer="layout" svg:width="3.598cm" svg:height="1.927cm" svg:x="12.502cm" svg:y="4.802cm">
          <text:list text:style-name="L1">
            <text:list-header>
              <text:p text:style-name="P1"><text:span text:style-name="T2">organic 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4cm" svg:height="0.402cm" svg:x="7.298cm" svg:y="16.1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.602cm" svg:height="0.799cm" svg:x="11.302cm" svg:y="15.72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cm" svg:height="0.375cm" svg:x="13.904cm" svg:y="16.1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.999cm" svg:height="0.198cm" svg:x="7.303cm" svg:y="15.9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799cm" svg:height="0.199cm" svg:x="18.9cm" svg:y="13.3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2.602cm" svg:height="0.198cm" svg:x="11.302cm" svg:y="15.52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5cm" svg:height="0.198cm" svg:x="13.904cm" svg:y="15.928cm">
          <text:p/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14.499cm" svg:y1="10.923cm" svg:x2="17.202cm" svg:y2="10.927cm">
          <text:p/>
        </draw:line>
        <draw:line draw:style-name="gr24" draw:text-style-name="P3" draw:layer="layout" svg:x1="10.2cm" svg:y1="12.599cm" svg:x2="12.903cm" svg:y2="12.638cm">
          <text:p/>
        </draw:line>
        <draw:line draw:style-name="gr25" draw:text-style-name="P3" draw:layer="layout" svg:x1="15.703cm" svg:y1="12.638cm" svg:x2="17.401cm" svg:y2="12.594cm">
          <text:p/>
        </draw:line>
        <draw:line draw:style-name="gr26" draw:text-style-name="P3" draw:layer="layout" svg:x1="10.204cm" svg:y1="10.927cm" svg:x2="14.195cm" svg:y2="10.936cm">
          <text:p/>
        </draw:line>
        <draw:line draw:style-name="gr27" draw:text-style-name="P3" draw:layer="layout" svg:x1="18.503cm" svg:y1="15.94cm" svg:x2="18.508cm" svg:y2="12.915cm">
          <text:p/>
        </draw:line>
        <draw:line draw:style-name="gr28" draw:text-style-name="P3" draw:layer="layout" svg:x1="9.3cm" svg:y1="15.936cm" svg:x2="9.305cm" svg:y2="13.585cm">
          <text:p/>
        </draw:line>
        <draw:custom-shape draw:style-name="gr29" draw:text-style-name="P14" draw:layer="layout" svg:width="1.6cm" svg:height="1.398cm" svg:x="14.504cm" svg:y="6.729cm">
          <text:list text:style-name="L1">
            <text:list-header>
              <text:p text:style-name="P1"><text:span text:style-name="T7">op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.402cm" svg:height="1.398cm" svg:x="12.502cm" svg:y="6.729cm">
          <text:list text:style-name="L1">
            <text:list-header>
              <text:p text:style-name="P1"><text:span text:style-name="T7">CaCO</text:span><text:span text:style-name="T8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0.6cm" svg:height="4cm" svg:x="13.904cm" svg:y="6.729cm">
          <text:p/>
          <draw:enhanced-geometry svg:viewBox="0 0 136 907" draw:type="non-primitive" draw:enhanced-path="M 0 0  L 45 907  L 91 907  L 136 0  L 0 0  Z N"/>
        </draw:custom-shape>
        <draw:custom-shape draw:style-name="gr32" draw:text-style-name="P15" draw:layer="layout" svg:width="0.401cm" svg:height="0.6cm" svg:x="14.001cm" svg:y="10.7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6" draw:layer="layout" svg:width="0.198cm" svg:height="6.09cm" svg:x="12.903cm" svg:y="7.726cm">
          <text:p/>
          <draw:enhanced-geometry svg:viewBox="0 0 136 907" draw:type="non-primitive" draw:enhanced-path="M 0 0  L 45 907  L 91 907  L 136 0  L 0 0  Z N"/>
        </draw:custom-shape>
        <draw:custom-shape draw:style-name="gr34" draw:text-style-name="P16" draw:layer="layout" svg:width="0.132cm" svg:height="0.912cm" svg:x="12.934cm" svg:y="13.8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6" draw:layer="layout" svg:width="0.401cm" svg:height="6.09cm" svg:x="15.302cm" svg:y="7.726cm">
          <text:p/>
          <draw:enhanced-geometry svg:viewBox="0 0 136 907" draw:type="non-primitive" draw:enhanced-path="M 0 0  L 45 907  L 91 907  L 136 0  L 0 0  Z N"/>
        </draw:custom-shape>
        <draw:custom-shape draw:style-name="gr34" draw:text-style-name="P16" draw:layer="layout" svg:width="0.269cm" svg:height="0.912cm" svg:x="15.368cm" svg:y="13.8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5" draw:layer="layout" svg:width="2.847cm" svg:height="0.853cm" svg:x="12.868cm" svg:y="12.268cm">
          <text:list text:style-name="L1">
            <text:list-header>
              <text:p text:style-name="P4"><text:span text:style-name="T6">dissol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5" draw:layer="layout" svg:width="4.003cm" svg:height="0.853cm" svg:x="12.293cm" svg:y="9.622cm">
          <text:list text:style-name="L1">
            <text:list-header>
              <text:p text:style-name="P4"><text:span text:style-name="T6">reminera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5" draw:layer="layout" svg:width="4.668cm" svg:height="1.277cm" svg:x="11.306cm" svg:y="17.127cm">
          <text:list text:style-name="L1">
            <text:list-header>
              <text:p text:style-name="P4"><text:span text:style-name="T1">HAMOCC</text:span><text:span text:style-name="T9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7" draw:layer="layout" svg:width="2.099cm" svg:height="8.475cm" svg:x="17.401cm" svg:y="4.326cm">
          <text:list text:style-name="L1">
            <text:list-header>
              <text:p text:style-name="P1"><text:span text:style-name="T2">Fe</text:span><text:span text:style-name="T9"> </text:span><text:span text:style-name="T2"><text:s/></text:span></text:p>
              <text:p text:style-name="P1"><text:span text:style-name="T2">PO</text:span><text:span text:style-name="T4">4</text:span></text:p>
              <text:p text:style-name="P1"><text:span text:style-name="T2">NO</text:span><text:span text:style-name="T4">3</text:span></text:p>
              <text:p text:style-name="P1"><text:span text:style-name="T2">Si(OH)</text:span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1.001cm" svg:height="8.475cm" svg:x="19.5cm" svg:y="4.326cm">
          <text:list text:style-name="L1">
            <text:list-header>
              <text:p text:style-name="P1"><text:span text:style-name="T2">O</text:span><text:span text:style-name="T4">2</text:span></text:p>
              <text:p text:style-name="P1"><text:span text:style-name="T10">N</text:span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0" draw:text-style-name="P3" draw:layer="layout" svg:x1="20.003cm" svg:y1="2.522cm" svg:x2="20.007cm" svg:y2="4.322cm">
          <text:p/>
        </draw:line>
        <draw:custom-shape draw:style-name="gr41" draw:text-style-name="P20" draw:layer="layout" svg:width="9.604cm" svg:height="0.768cm" svg:x="9.499cm" svg:y="15.928cm">
          <text:list text:style-name="L3">
            <text:list-header>
              <text:p text:style-name="P19"><text:span text:style-name="T11">r e a l i s t i c <text:s/>t o p o g r a p h y <text:s/>w i t h <text:s/>s e d i m e n 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22" draw:layer="layout" svg:width="3.4cm" svg:height="0.853cm" draw:transform="rotate (-1.5707963267949) translate (21.514cm 4.123cm)">
          <text:list text:style-name="L4">
            <text:list-header>
              <text:p text:style-name="P21"><text:span text:style-name="T12">euphotic z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2" draw:layer="layout" svg:width="3.4cm" svg:height="0.853cm" draw:transform="rotate (-1.5707963267949) translate (21.514cm 9.728cm)">
          <text:list text:style-name="L4">
            <text:list-header>
              <text:p text:style-name="P21"><text:span text:style-name="T12">aphotic zon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44" draw:text-style-name="P12" draw:layer="layout" svg:width="1.786cm" svg:height="0.362cm" svg:x="19.703cm" svg:y="16.12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3" draw:layer="layout" svg:width="1.786cm" svg:height="0.185cm" svg:x="19.703cm" svg:y="15.928cm">
            <text:p/>
            <draw:enhanced-geometry svg:viewBox="0 0 21600 21600" draw:type="rectangle" draw:enhanced-path="M 0 0 L 21600 0 21600 21600 0 21600 0 0 Z N"/>
          </draw:custom-shape>
        </draw:g>
        <draw:custom-shape draw:style-name="gr46" draw:text-style-name="P12" draw:layer="layout" svg:width="1.795cm" svg:height="2.999cm" svg:x="18.904cm" svg:y="13.529cm">
          <text:p/>
          <draw:enhanced-geometry svg:viewBox="0 0 21600 21600" draw:type="rectangle" draw:enhanced-path="M 0 0 L 21600 0 21600 21600 0 21600 0 0 Z N"/>
        </draw:custom-shape>
        <draw:line draw:style-name="gr47" draw:text-style-name="P3" draw:layer="layout" svg:x1="13.203cm" svg:y1="2.311cm" svg:x2="13.207cm" svg:y2="4.701cm">
          <text:p/>
        </draw:line>
        <draw:custom-shape draw:style-name="gr48" draw:text-style-name="P5" draw:layer="layout" svg:width="1.577cm" svg:height="0.853cm" svg:x="12.405cm" svg:y="1.398cm">
          <text:list text:style-name="L1">
            <text:list-header>
              <text:p text:style-name="P4"><text:span text:style-name="T6">L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8" draw:layer="layout" svg:width="1.698cm" svg:height="7.378cm" svg:x="8.502cm" svg:y="6.222cm">
          <text:list text:style-name="L1">
            <text:list-header>
              <text:p text:style-name="P1"><text:span text:style-name="T2">TCO</text:span><text:span text:style-name="T4">2</text:span></text:p>
              <text:p text:style-name="P1"><text:span text:style-name="T2">Alk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9.3cm" svg:y1="4.82cm" svg:x2="9.305cm" svg:y2="6.121cm">
          <text:p/>
        </draw:line>
        <draw:custom-shape draw:style-name="gr51" draw:text-style-name="P23" draw:layer="layout" svg:width="1.42cm" svg:height="1.023cm" svg:x="5.525cm" svg:y="4.507cm">
          <text:p/>
          <draw:enhanced-geometry svg:viewBox="0 0 21600 21600" draw:type="mso-spt202" draw:enhanced-path="M 0 0 L 21600 0 21600 21600 0 21600 0 0 Z N"/>
        </draw:custom-shape>
        <draw:custom-shape draw:style-name="gr52" draw:text-style-name="P5" draw:layer="layout" svg:width="1.383cm" svg:height="1.023cm" svg:x="5.455cm" svg:y="3.166cm">
          <text:list text:style-name="L1">
            <text:list-header>
              <text:p text:style-name="P4"><text:span text:style-name="T2">i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3" draw:layer="layout" svg:width="0.521cm" svg:height="0.476cm" svg:x="10.733cm" svg:y="9.199cm">
          <draw:image xlink:href="Pictures/2000001C00000209000001DD1EB30F91BC7270FB.wmf" xlink:type="simple" xlink:show="embed" xlink:actuate="onLoad">
            <text:p/>
          </draw:image>
        </draw:frame>
        <draw:frame draw:style-name="gr7" draw:text-style-name="P3" draw:layer="layout" svg:width="0.52cm" svg:height="0.476cm" svg:x="11.73cm" svg:y="9.199cm">
          <draw:image xlink:href="Pictures/2000001C00000209000001DD1EB30F91BC7270FB.wmf" xlink:type="simple" xlink:show="embed" xlink:actuate="onLoad">
            <text:p/>
          </draw:image>
        </draw:frame>
        <draw:frame draw:style-name="gr7" draw:text-style-name="P3" draw:layer="layout" svg:width="0.529cm" svg:height="0.485cm" svg:x="12.105cm" svg:y="9.194cm">
          <draw:image xlink:href="Pictures/2000001C00000211000001E34C00C2E686F7877D.wmf" xlink:type="simple" xlink:show="embed" xlink:actuate="onLoad">
            <text:p/>
          </draw:image>
        </draw:frame>
        <draw:frame draw:style-name="gr7" draw:text-style-name="P3" draw:layer="layout" svg:width="1.605cm" svg:height="1.605cm" svg:x="10.698cm" svg:y="8.599cm">
          <draw:image xlink:href="Pictures/200000500000064400000644DC12F09C6BFA26A1.wmf" xlink:type="simple" xlink:show="embed" xlink:actuate="onLoad">
            <text:p/>
          </draw:image>
        </draw:frame>
        <draw:custom-shape draw:style-name="gr53" draw:text-style-name="P5" draw:layer="layout" svg:width="5.523cm" svg:height="1.023cm" svg:x="3.774cm" svg:y="4.586cm">
          <text:list text:style-name="L1">
            <text:list-header>
              <text:p text:style-name="P4"><text:span text:style-name="T2">Light absorp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4" draw:text-style-name="P3" draw:layer="layout" svg:x1="4.82cm" svg:y1="5.736cm" svg:x2="12.237cm" svg:y2="5.683cm">
          <text:p/>
        </draw:line>
        <draw:line draw:style-name="gr2" draw:text-style-name="P3" draw:layer="layout" svg:x1="14.385cm" svg:y1="4.673cm" svg:x2="14.389cm" svg:y2="2.446cm">
          <text:p/>
        </draw:line>
        <draw:custom-shape draw:style-name="gr55" draw:text-style-name="P5" draw:layer="layout" svg:width="2.818cm" svg:height="2.547cm" svg:x="14.371cm" svg:y="2.412cm">
          <text:list text:style-name="L1">
            <text:list-header>
              <text:p text:style-name="P4"><text:span text:style-name="T2">Albedo,</text:span></text:p>
              <text:p text:style-name="P4"><text:span text:style-name="T2">Wind</text:span></text:p>
              <text:p text:style-name="P4"><text:span text:style-name="T2">stre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1" presentation:class="page"/>
          <draw:custom-shape draw:style-name="gr56" draw:text-style-name="P23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>
        <draw:custom-shape draw:style-name="gr57" draw:text-style-name="P25" draw:layer="layout" svg:width="13.203cm" svg:height="2.399cm" draw:transform="rotate (1.5707963267949) translate (3.1cm 16.527cm)">
          <text:list text:style-name="L1">
            <text:list-header>
              <text:p text:style-name="P24"><text:span text:style-name="T13">MPI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102cm" svg:y1="4.326cm" svg:x2="7.303cm" svg:y2="4.33cm">
          <text:p/>
        </draw:line>
        <draw:line draw:style-name="gr2" draw:text-style-name="P3" draw:layer="layout" svg:x1="5.102cm" svg:y1="5.726cm" svg:x2="7.303cm" svg:y2="5.73cm">
          <text:p/>
        </draw:line>
        <draw:line draw:style-name="gr2" draw:text-style-name="P3" draw:layer="layout" svg:x1="5.102cm" svg:y1="7.124cm" svg:x2="7.303cm" svg:y2="7.128cm">
          <text:p/>
        </draw:line>
        <draw:custom-shape draw:style-name="gr58" draw:text-style-name="P5" draw:layer="layout" svg:width="1.416cm" svg:height="1.023cm" svg:x="5.541cm" svg:y="4.527cm">
          <text:list text:style-name="L1">
            <text:list-header>
              <text:p text:style-name="P4"><text:span text:style-name="T2">T,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5" draw:layer="layout" svg:width="0.841cm" svg:height="1.023cm" svg:x="5.826cm" svg:y="5.924cm">
          <text:list text:style-name="L1">
            <text:list-header>
              <text:p text:style-name="P4"><text:span text:style-name="T3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6" draw:layer="layout" svg:width="18.402cm" svg:height="1.868cm" svg:x="3.1cm" svg:y="0.92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14.204cm" svg:height="13.203cm" svg:x="7.298cm" svg:y="3.32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61cm" svg:height="0.997cm" svg:x="8.599cm" svg:y="3.726cm">
          <text:list text:style-name="L1">
            <text:list-header>
              <text:p text:style-name="P1"><text:span text:style-name="T2">CO</text:span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" draw:text-style-name="P3" draw:layer="layout" svg:x1="9.398cm" svg:y1="2.54cm" svg:x2="9.398cm" svg:y2="3.726cm">
          <text:p/>
        </draw:line>
        <draw:line draw:style-name="gr10" draw:text-style-name="P3" draw:layer="layout" svg:x1="10.204cm" svg:y1="6.425cm" svg:x2="12.502cm" svg:y2="6.429cm">
          <text:p/>
        </draw:line>
        <draw:line draw:style-name="gr11" draw:text-style-name="P3" draw:layer="layout" svg:x1="16.201cm" svg:y1="6.428cm" svg:x2="17.401cm" svg:y2="6.393cm">
          <text:p/>
        </draw:line>
        <draw:line draw:style-name="gr12" draw:text-style-name="P3" draw:layer="layout" svg:x1="17.502cm" svg:y1="2.522cm" svg:x2="17.507cm" svg:y2="4.326cm">
          <text:p/>
        </draw:line>
        <draw:custom-shape draw:style-name="gr63" draw:text-style-name="P28" draw:layer="layout" svg:width="6.902cm" svg:height="0.937cm" svg:x="3.298cm" svg:y="1.526cm">
          <text:list text:style-name="L2">
            <text:list-header>
              <text:p text:style-name="P27"><text:span text:style-name="T14">ECHAM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30" draw:layer="layout" svg:width="1.603cm" svg:height="0.853cm" svg:x="16.665cm" svg:y="1.627cm">
          <text:list text:style-name="L1">
            <text:list-header>
              <text:p text:style-name="P29"><text:span text:style-name="T15">Du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11" draw:layer="layout" svg:width="3.598cm" svg:height="1.927cm" svg:x="12.502cm" svg:y="4.802cm">
          <text:list text:style-name="L1">
            <text:list-header>
              <text:p text:style-name="P1"><text:span text:style-name="T2">organic 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13.945cm" svg:height="0.382cm" svg:x="7.442cm" svg:y="16.02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1" draw:layer="layout" svg:width="1.799cm" svg:height="0.199cm" svg:x="18.9cm" svg:y="13.22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1" draw:layer="layout" svg:width="2.602cm" svg:height="0.198cm" svg:x="11.302cm" svg:y="15.32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1" draw:layer="layout" svg:width="13.945cm" svg:height="0.202cm" svg:x="7.442cm" svg:y="15.824cm">
          <text:p/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14.499cm" svg:y1="10.923cm" svg:x2="17.202cm" svg:y2="10.927cm">
          <text:p/>
        </draw:line>
        <draw:line draw:style-name="gr24" draw:text-style-name="P3" draw:layer="layout" svg:x1="10.2cm" svg:y1="12.599cm" svg:x2="12.903cm" svg:y2="12.638cm">
          <text:p/>
        </draw:line>
        <draw:line draw:style-name="gr25" draw:text-style-name="P3" draw:layer="layout" svg:x1="15.703cm" svg:y1="12.638cm" svg:x2="17.401cm" svg:y2="12.594cm">
          <text:p/>
        </draw:line>
        <draw:line draw:style-name="gr26" draw:text-style-name="P3" draw:layer="layout" svg:x1="10.204cm" svg:y1="10.927cm" svg:x2="14.195cm" svg:y2="10.936cm">
          <text:p/>
        </draw:line>
        <draw:line draw:style-name="gr27" draw:text-style-name="P3" draw:layer="layout" svg:x1="18.503cm" svg:y1="15.94cm" svg:x2="18.508cm" svg:y2="12.915cm">
          <text:p/>
        </draw:line>
        <draw:line draw:style-name="gr28" draw:text-style-name="P3" draw:layer="layout" svg:x1="9.3cm" svg:y1="15.936cm" svg:x2="9.305cm" svg:y2="13.585cm">
          <text:p/>
        </draw:line>
        <draw:custom-shape draw:style-name="gr70" draw:text-style-name="P14" draw:layer="layout" svg:width="1.6cm" svg:height="1.398cm" svg:x="14.504cm" svg:y="6.729cm">
          <text:list text:style-name="L1">
            <text:list-header>
              <text:p text:style-name="P1"><text:span text:style-name="T7">op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1" draw:text-style-name="P14" draw:layer="layout" svg:width="1.402cm" svg:height="1.398cm" svg:x="12.502cm" svg:y="6.729cm">
          <text:list text:style-name="L1">
            <text:list-header>
              <text:p text:style-name="P1"><text:span text:style-name="T7">CaCO</text:span><text:span text:style-name="T8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0.6cm" svg:height="4cm" svg:x="13.904cm" svg:y="6.729cm">
          <text:p/>
          <draw:enhanced-geometry svg:viewBox="0 0 136 907" draw:type="non-primitive" draw:enhanced-path="M 0 0  L 45 907  L 91 907  L 136 0  L 0 0  Z N"/>
        </draw:custom-shape>
        <draw:custom-shape draw:style-name="gr32" draw:text-style-name="P15" draw:layer="layout" svg:width="0.401cm" svg:height="0.6cm" svg:x="14.001cm" svg:y="10.7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2" draw:text-style-name="P32" draw:layer="layout" svg:x1="7.62cm" svg:y1="8.428cm" svg:x2="21.336cm" svg:y2="8.428cm">
          <text:p/>
        </draw:line>
        <draw:custom-shape draw:style-name="gr33" draw:text-style-name="P16" draw:layer="layout" svg:width="0.198cm" svg:height="6.09cm" svg:x="12.903cm" svg:y="7.726cm">
          <text:p/>
          <draw:enhanced-geometry svg:viewBox="0 0 136 907" draw:type="non-primitive" draw:enhanced-path="M 0 0  L 45 907  L 91 907  L 136 0  L 0 0  Z N"/>
        </draw:custom-shape>
        <draw:custom-shape draw:style-name="gr34" draw:text-style-name="P16" draw:layer="layout" svg:width="0.132cm" svg:height="0.912cm" svg:x="12.934cm" svg:y="13.8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6" draw:layer="layout" svg:width="0.401cm" svg:height="6.09cm" svg:x="15.302cm" svg:y="7.726cm">
          <text:p/>
          <draw:enhanced-geometry svg:viewBox="0 0 136 907" draw:type="non-primitive" draw:enhanced-path="M 0 0  L 45 907  L 91 907  L 136 0  L 0 0  Z N"/>
        </draw:custom-shape>
        <draw:custom-shape draw:style-name="gr34" draw:text-style-name="P16" draw:layer="layout" svg:width="0.269cm" svg:height="0.912cm" svg:x="15.368cm" svg:y="13.8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3" draw:text-style-name="P5" draw:layer="layout" svg:width="2.847cm" svg:height="0.853cm" svg:x="12.868cm" svg:y="12.268cm">
          <text:list text:style-name="L1">
            <text:list-header>
              <text:p text:style-name="P4"><text:span text:style-name="T6">dissol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5" draw:layer="layout" svg:width="4.003cm" svg:height="0.853cm" svg:x="12.293cm" svg:y="10.022cm">
          <text:list text:style-name="L1">
            <text:list-header>
              <text:p text:style-name="P4"><text:span text:style-name="T6">reminera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5" draw:layer="layout" svg:width="4.668cm" svg:height="1.277cm" svg:x="11.306cm" svg:y="16.727cm">
          <text:list text:style-name="L1">
            <text:list-header>
              <text:p text:style-name="P4"><text:span text:style-name="T1">HAMOCC</text:span><text:span text:style-name="T9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7" draw:layer="layout" svg:width="2.099cm" svg:height="8.475cm" svg:x="17.401cm" svg:y="4.326cm">
          <text:list text:style-name="L1">
            <text:list-header>
              <text:p text:style-name="P1"><text:span text:style-name="T2">Fe</text:span><text:span text:style-name="T9"> </text:span><text:span text:style-name="T2"><text:s/></text:span></text:p>
              <text:p text:style-name="P1"><text:span text:style-name="T2">PO</text:span><text:span text:style-name="T4">4</text:span></text:p>
              <text:p text:style-name="P1"><text:span text:style-name="T2">NO</text:span><text:span text:style-name="T4">3</text:span></text:p>
              <text:p text:style-name="P1"><text:span text:style-name="T2">Si(OH)</text:span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7" draw:text-style-name="P18" draw:layer="layout" svg:width="1.001cm" svg:height="8.475cm" svg:x="19.5cm" svg:y="4.326cm">
          <text:list text:style-name="L1">
            <text:list-header>
              <text:p text:style-name="P1"><text:span text:style-name="T2">O</text:span><text:span text:style-name="T4">2</text:span></text:p>
              <text:p text:style-name="P1"><text:span text:style-name="T10">N</text:span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0" draw:text-style-name="P3" draw:layer="layout" svg:x1="20.003cm" svg:y1="2.522cm" svg:x2="20.007cm" svg:y2="4.322cm">
          <text:p/>
        </draw:line>
        <draw:custom-shape draw:style-name="gr78" draw:text-style-name="P34" draw:layer="layout" svg:width="3.751cm" svg:height="0.853cm" draw:transform="rotate (-1.5707963267949) translate (21.514cm 4.123cm)">
          <text:list text:style-name="L4">
            <text:list-header>
              <text:p text:style-name="P33"><text:span text:style-name="T16">euphotic z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34" draw:layer="layout" svg:width="3.4cm" svg:height="0.853cm" draw:transform="rotate (-1.5707963267949) translate (21.514cm 9.128cm)">
          <text:list text:style-name="L4">
            <text:list-header>
              <text:p text:style-name="P33"><text:span text:style-name="T16">aphotic z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12" draw:layer="layout" svg:width="1.795cm" svg:height="2.999cm" svg:x="18.898cm" svg:y="13.386cm">
          <text:p/>
          <draw:enhanced-geometry svg:viewBox="0 0 21600 21600" draw:type="rectangle" draw:enhanced-path="M 0 0 L 21600 0 21600 21600 0 21600 0 0 Z N"/>
        </draw:custom-shape>
        <draw:line draw:style-name="gr47" draw:text-style-name="P3" draw:layer="layout" svg:x1="13.208cm" svg:y1="2.54cm" svg:x2="13.207cm" svg:y2="4.701cm">
          <text:p/>
        </draw:line>
        <draw:custom-shape draw:style-name="gr81" draw:text-style-name="P30" draw:layer="layout" svg:width="1.709cm" svg:height="0.853cm" svg:x="12.339cm" svg:y="1.627cm">
          <text:list text:style-name="L1">
            <text:list-header>
              <text:p text:style-name="P29"><text:span text:style-name="T15">L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8" draw:layer="layout" svg:width="1.698cm" svg:height="7.378cm" svg:x="8.502cm" svg:y="6.222cm">
          <text:list text:style-name="L1">
            <text:list-header>
              <text:p text:style-name="P1"><text:span text:style-name="T2">TCO</text:span><text:span text:style-name="T4">2</text:span></text:p>
              <text:p text:style-name="P1"><text:span text:style-name="T2">Alk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9.3cm" svg:y1="4.82cm" svg:x2="9.305cm" svg:y2="6.121cm">
          <text:p/>
        </draw:line>
        <draw:custom-shape draw:style-name="gr51" draw:text-style-name="P23" draw:layer="layout" svg:width="1.42cm" svg:height="1.023cm" svg:x="5.525cm" svg:y="4.507cm">
          <text:p/>
          <draw:enhanced-geometry svg:viewBox="0 0 21600 21600" draw:type="mso-spt202" draw:enhanced-path="M 0 0 L 21600 0 21600 21600 0 21600 0 0 Z N"/>
        </draw:custom-shape>
        <draw:custom-shape draw:style-name="gr83" draw:text-style-name="P5" draw:layer="layout" svg:width="1.383cm" svg:height="1.023cm" svg:x="5.455cm" svg:y="3.166cm">
          <text:list text:style-name="L1">
            <text:list-header>
              <text:p text:style-name="P4"><text:span text:style-name="T2">ic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frame draw:style-name="gr7" draw:text-style-name="P3" draw:layer="layout" svg:width="0.529cm" svg:height="0.485cm" svg:x="10.406cm" svg:y="8.49cm">
              <draw:image xlink:href="Pictures/2000001C00000211000001E34C00C2E686F7877D.wmf" xlink:type="simple" xlink:show="embed" xlink:actuate="onLoad">
                <text:p/>
              </draw:image>
            </draw:frame>
            <draw:frame draw:style-name="gr7" draw:text-style-name="P3" draw:layer="layout" svg:width="0.521cm" svg:height="0.476cm" svg:x="10.733cm" svg:y="8.499cm">
              <draw:image xlink:href="Pictures/2000001C00000209000001DD1EB30F91BC7270FB.wmf" xlink:type="simple" xlink:show="embed" xlink:actuate="onLoad">
                <text:p/>
              </draw:image>
            </draw:frame>
            <draw:frame draw:style-name="gr7" draw:text-style-name="P3" draw:layer="layout" svg:width="0.52cm" svg:height="0.476cm" svg:x="11.73cm" svg:y="8.499cm">
              <draw:image xlink:href="Pictures/2000001C00000209000001DD1EB30F91BC7270FB.wmf" xlink:type="simple" xlink:show="embed" xlink:actuate="onLoad">
                <text:p/>
              </draw:image>
            </draw:frame>
            <draw:frame draw:style-name="gr7" draw:text-style-name="P3" draw:layer="layout" svg:width="0.529cm" svg:height="0.485cm" svg:x="12.105cm" svg:y="8.494cm">
              <draw:image xlink:href="Pictures/2000001C00000211000001E34C00C2E686F7877D.wmf" xlink:type="simple" xlink:show="embed" xlink:actuate="onLoad">
                <text:p/>
              </draw:image>
            </draw:frame>
          </draw:g>
          <draw:frame draw:style-name="gr7" draw:text-style-name="P3" draw:layer="layout" svg:width="1.605cm" svg:height="1.605cm" svg:x="10.698cm" svg:y="7.899cm">
            <draw:image xlink:href="Pictures/200000500000064400000644DC12F09C6BFA26A1.wmf" xlink:type="simple" xlink:show="embed" xlink:actuate="onLoad">
              <text:p/>
            </draw:image>
          </draw:frame>
        </draw:g>
        <draw:custom-shape draw:style-name="gr84" draw:text-style-name="P12" draw:layer="layout" svg:width="2.602cm" svg:height="0.799cm" svg:x="11.302cm" svg:y="15.5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6" draw:layer="layout" svg:width="11.88cm" svg:height="0.768cm" svg:x="9.499cm" svg:y="15.828cm">
          <text:list text:style-name="L3">
            <text:list-header>
              <text:p text:style-name="P35"><text:span text:style-name="T17">r e a l i s t i c <text:s/>t o p o g r a p h y <text:s/>w i t h <text:s/>s e d i m e n 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2" presentation:class="page"/>
          <draw:custom-shape draw:style-name="gr56" draw:text-style-name="P23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" svg:font-family="A"/>
    <style:font-face style:name="Arial" svg:font-family="Arial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a3cc00" draw:end-color="#0066cc" draw:start-intensity="100%" draw:end-intensity="100%" draw:angle="0" draw:border="0%"/>
    <draw:fill-image draw:name="Bitmap_20_1" draw:display-name="Bitmap 1" xlink:href="Pictures/1000000000000008000000087F7F4F76219CE78F.png" xlink:type="simple" xlink:show="embed" xlink:actuate="onLoad"/>
    <draw:opacity draw:name="Transparency_20_1" draw:display-name="Transparency 1" draw:style="linear" draw:start="32%" draw:end="55%" draw:angle="0" draw:border="0%"/>
    <draw:marker draw:name="Arrow" svg:viewBox="0 0 20 30" svg:d="M10 0l-10 30h20z"/>
    <draw:marker draw:name="Arrowheads_20_1" draw:display-name="Arrowheads 1" svg:viewBox="0 0 237 237" svg:d="M119 0l118 237h-237z"/>
    <draw:marker draw:name="Arrowheads_20_10" draw:display-name="Arrowheads 10" svg:viewBox="0 0 210 210" svg:d="M105 0l105 210h-210z"/>
    <draw:marker draw:name="Arrowheads_20_11" draw:display-name="Arrowheads 11" svg:viewBox="0 0 210 210" svg:d="M105 0l105 210h-210z"/>
    <draw:marker draw:name="Arrowheads_20_12" draw:display-name="Arrowheads 12" svg:viewBox="0 0 210 210" svg:d="M105 0l105 210h-210z"/>
    <draw:marker draw:name="Arrowheads_20_13" draw:display-name="Arrowheads 13" svg:viewBox="0 0 210 210" svg:d="M105 0l105 210h-210z"/>
    <draw:marker draw:name="Arrowheads_20_14" draw:display-name="Arrowheads 14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10 210" svg:d="M105 0l105 210h-210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19" draw:display-name="Arrowheads 19" svg:viewBox="0 0 210 210" svg:d="M105 0l105 210h-210z"/>
    <draw:marker draw:name="Arrowheads_20_2" draw:display-name="Arrowheads 2" svg:viewBox="0 0 237 237" svg:d="M119 0l118 237h-237z"/>
    <draw:marker draw:name="Arrowheads_20_20" draw:display-name="Arrowheads 20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10 210" svg:d="M105 0l105 210h-210z"/>
    <draw:marker draw:name="Arrowheads_20_7" draw:display-name="Arrowheads 7" svg:viewBox="0 0 210 210" svg:d="M105 0l105 210h-210z"/>
    <draw:marker draw:name="Arrowheads_20_8" draw:display-name="Arrowheads 8" svg:viewBox="0 0 210 210" svg:d="M105 0l105 210h-210z"/>
    <draw:marker draw:name="Arrowheads_20_9" draw:display-name="Arrowheads 9" svg:viewBox="0 0 210 210" svg:d="M105 0l105 210h-210z"/>
    <draw:marker draw:name="msArrowEnd_20_5" draw:display-name="msArrowEnd 5" svg:viewBox="0 0 477 477" svg:d="M239 0l238 477h-477z"/>
    <draw:marker draw:name="msArrowOvalEnd_20_5" draw:display-name="msArrowOvalEnd 5" svg:viewBox="0 -238 476 476" svg:d="M476 0c0-131-107-238-238-238s-238 107-238 238 107 238 238 238 238-107 238-23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Noto Sans CJK SC Regular" style:font-family-asian="'Noto Sans CJK SC Regular'" style:font-pitch-asian="variable" style:font-size-asian="24pt" style:font-style-asian="normal" style:font-weight-asian="normal" style:font-name-complex="Noto Sans CJK SC Regular" style:font-family-complex="'Noto Sans CJK SC Regular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44pt" style:font-style-asian="normal" style:font-weight-asian="normal" style:font-name-complex="Noto Sans CJK SC Regular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language="de" fo:country="DE" style:language-asian="de" style:country-asian="DE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47cm" svg:height="3.162cm" svg:x="1.269cm" svg:y="0.763cm" presentation:class="title" presentation:placeholder="true">
        <draw:text-box/>
      </draw:frame>
      <draw:frame presentation:style-name="Default-outline1" draw:layer="backgroundobjects" svg:width="22.847cm" svg:height="12.559cm" svg:x="1.269cm" svg:y="4.444cm" presentation:class="outline" presentation:placeholder="true">
        <draw:text-box/>
      </draw:frame>
      <draw:frame presentation:style-name="Mpr1" draw:text-style-name="MP5" draw:layer="backgroundobjects" svg:width="5.913cm" svg:height="1.31cm" svg:x="1.269cm" svg:y="17.348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text-style-name="MP5" draw:layer="backgroundobjects" svg:width="8.03cm" svg:height="1.31cm" svg:x="8.678cm" svg:y="17.348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text-style-name="MP5" draw:layer="backgroundobjects" svg:width="5.914cm" svg:height="1.31cm" svg:x="18.203cm" svg:y="17.348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custom-shape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64cm" svg:height="34.692cm" svg:x="-32.773cm" svg:y="-32.769cm" presentation:class="page"/>
        <draw:frame presentation:style-name="Default-notes" draw:layer="backgroundobjects" svg:width="15.227cm" svg:height="11.417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katharina six</meta:initial-creator>
    <meta:creation-date>2010-07-13T14:56:41.718000000</meta:creation-date>
    <dc:date>2017-05-29T13:15:51.626701781</dc:date>
    <meta:editing-cycles>13</meta:editing-cycles>
    <meta:editing-duration>PT28M17S</meta:editing-duration>
    <meta:generator>LibreOffice/5.1.5.2$Linux_X86_64 LibreOffice_project/7a864d8825610a8c07cfc3bc01dd4fce6a9447e5</meta:generator>
    <meta:document-statistic meta:object-count="148"/>
  </office:meta>
</office:document-meta>
</file>